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ny" style:master-page-name="MP0" style:family="paragraph">
      <style:paragraph-properties fo:break-before="page" fo:text-align="center"/>
      <style:text-properties fo:font-style="italic" style:font-style-asian="italic" style:font-style-complex="italic" fo:font-size="18pt" style:font-size-asian="18pt" style:font-size-complex="18pt" fo:language="en" fo:country="US"/>
    </style:style>
    <style:style style:name="P2" style:parent-style-name="Normalny" style:family="paragraph">
      <style:text-properties fo:font-size="14pt" style:font-size-asian="14pt" style:font-size-complex="14pt" fo:language="pl" fo:country="PL"/>
    </style:style>
    <style:style style:name="P3" style:parent-style-name="Normalny" style:family="paragraph">
      <style:text-properties fo:font-size="14pt" style:font-size-asian="14pt" style:font-size-complex="14pt" fo:language="pl" fo:country="PL"/>
    </style:style>
    <style:style style:name="P4" style:parent-style-name="Normalny" style:family="paragraph">
      <style:text-properties fo:font-size="14pt" style:font-size-asian="14pt" style:font-size-complex="14pt" fo:language="pl" fo:country="PL"/>
    </style:style>
    <style:style style:name="T5" style:parent-style-name="Domyślnaczcionkaakapitu" style:family="text">
      <style:text-properties fo:font-size="14pt" style:font-size-asian="14pt" style:font-size-complex="14pt" fo:language="pl" fo:country="PL"/>
    </style:style>
  </office:automatic-styles>
  <office:body>
    <office:text text:use-soft-page-breaks="true">
      <text:p text:style-name="P1">Zagadka</text:p>
      <text:p text:style-name="P2">Aby posortować plik, najlepiej użyć algorytmu sortowania szybkiego (np. Quicksort), który działa w średnim przypadku w czasie O(n log n), gdzie n jest ilością elementów do posortowania. Algorytm radzi sobie z dużymi zbiorami danych.<text:s/></text:p>
      <text:p text:style-name="P3">Do zmniejszania rozmiaru pliku można zastosować format binarny - jeśli plik zawiera dane tekstowe, można zmniejszyć rozmiar pliku, konwertując dane na format binarny. Format binarny jest bardziej skondensowany niż format tekstowy, ponieważ używa mniejszej liczby bitów do przedstawienia każdego znaku.</text:p>
      <text:p text:style-name="P4">Inna opcja: aby zapisać wynikowy plik w jak najbardziej skompresowanej formie, można użyć<text:s/>metodę,<text:s/>która<text:s/>polega na zliczaniu kolejnych wystąpień tego samego znaku i zapisywaniu ich liczności oraz znaku.<text:s/></text:p>
      <text:p text:style-name="Normalny"><text:span text:style-name="T5">Dla przykładu, jeśli w pliku występuje ciąg "AAA", to zapisujemy go jako "3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en" style:country-asian="US" style:language-complex="ar" style:country-complex="SA" style:text-combine="none" fo:hyphenate="true"/>
    </style:default-style>
    <style:style style:name="Normalny" style:display-name="Normalny" style:family="paragraph">
      <style:text-properties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1.1812in" fo:margin-bottom="0.7875in" fo:margin-right="0.590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nhelina Belavezha</meta:initial-creator>
    <dc:creator>Anhelina Belavezha</dc:creator>
    <meta:creation-date>2023-05-11T08:10:00Z</meta:creation-date>
    <dc:date>2023-05-11T08:19:00Z</dc:date>
    <meta:template xlink:href="Normal" xlink:type="simple"/>
    <meta:editing-cycles>2</meta:editing-cycles>
    <meta:editing-duration>PT360S</meta:editing-duration>
    <meta:document-statistic meta:page-count="1" meta:paragraph-count="1" meta:word-count="123" meta:character-count="825" meta:row-count="5" meta:non-whitespace-character-count="703"/>
  </office:meta>
</office:document-meta>
</file>